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6" style:display-name="1._Installatie_voorbereiden.6" style:family="table-row">
      <style:table-row-properties style:min-row-height="0.423cm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text-properties officeooo:rsid="0dde9a1c" officeooo:paragraph-rsid="0ddfbc4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31" style:family="paragraph" style:parent-style-name="Footnote">
      <style:text-properties officeooo:rsid="043ccc66" officeooo:paragraph-rsid="0dca2508"/>
    </style:style>
    <style:style style:name="P32" style:family="paragraph" style:parent-style-name="Footnote">
      <style:text-properties officeooo:rsid="043ccc66" officeooo:paragraph-rsid="0e5afad8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paragraph-properties fo:text-align="center" style:justify-single-word="false"/>
      <style:text-properties officeooo:paragraph-rsid="0eb4913f"/>
    </style:style>
    <style:style style:name="P35" style:family="paragraph" style:parent-style-name="Standard">
      <style:paragraph-properties fo:text-align="center" style:justify-single-word="false"/>
      <style:text-properties officeooo:paragraph-rsid="0daef67d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cc5fe5b"/>
    </style:style>
    <style:style style:name="P38" style:family="paragraph" style:parent-style-name="Standard">
      <style:paragraph-properties fo:text-align="center" style:justify-single-word="false"/>
      <style:text-properties officeooo:paragraph-rsid="0d1ec96e"/>
    </style:style>
    <style:style style:name="P39" style:family="paragraph" style:parent-style-name="Standard">
      <style:paragraph-properties fo:text-align="center" style:justify-single-word="false"/>
      <style:text-properties officeooo:paragraph-rsid="0d804757"/>
    </style:style>
    <style:style style:name="P40" style:family="paragraph" style:parent-style-name="Standard">
      <style:paragraph-properties fo:text-align="center" style:justify-single-word="false"/>
      <style:text-properties officeooo:paragraph-rsid="0dce9327"/>
    </style:style>
    <style:style style:name="P41" style:family="paragraph" style:parent-style-name="Standard">
      <style:paragraph-properties fo:text-align="center" style:justify-single-word="false"/>
      <style:text-properties officeooo:paragraph-rsid="10209d19"/>
    </style:style>
    <style:style style:name="P42" style:family="paragraph" style:parent-style-name="Standard">
      <style:paragraph-properties fo:text-align="center" style:justify-single-word="false"/>
      <style:text-properties officeooo:paragraph-rsid="0cc79a2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4" style:family="paragraph" style:parent-style-name="Footnote">
      <style:text-properties officeooo:paragraph-rsid="1017aee8"/>
    </style:style>
    <style:style style:name="P45" style:family="paragraph" style:parent-style-name="Standard">
      <style:text-properties officeooo:paragraph-rsid="102506d2"/>
    </style:style>
    <style:style style:name="P46" style:family="paragraph" style:parent-style-name="Standard">
      <style:text-properties officeooo:paragraph-rsid="1025e89a"/>
    </style:style>
    <style:style style:name="P47" style:family="paragraph" style:parent-style-name="Footnote">
      <style:text-properties officeooo:paragraph-rsid="100fd683"/>
    </style:style>
    <style:style style:name="P48" style:family="paragraph" style:parent-style-name="Standard">
      <style:text-properties officeooo:paragraph-rsid="10296633"/>
    </style:style>
    <style:style style:name="P49" style:family="paragraph" style:parent-style-name="Standard">
      <style:text-properties officeooo:paragraph-rsid="1042c12e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Footnote">
      <style:text-properties officeooo:paragraph-rsid="1056c877"/>
    </style:style>
    <style:style style:name="P53" style:family="paragraph" style:parent-style-name="Footnote">
      <style:text-properties officeooo:paragraph-rsid="0fa0a8ea"/>
    </style:style>
    <style:style style:name="P54" style:family="paragraph" style:parent-style-name="Standard">
      <style:text-properties officeooo:paragraph-rsid="1009cb98"/>
    </style:style>
    <style:style style:name="P55" style:family="paragraph" style:parent-style-name="Standard">
      <style:text-properties officeooo:paragraph-rsid="105b24ff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105e8f0b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 style:list-style-name="L1">
      <style:paragraph-properties fo:break-before="page"/>
      <style:text-properties officeooo:paragraph-rsid="0b0ddd8e"/>
    </style:style>
    <style:style style:name="P6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fo:font-size="12pt" style:text-underline-style="none" officeooo:rsid="0f89d01f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0fe30796" style:font-size-asian="12pt" style:font-size-complex="12pt"/>
    </style:style>
    <style:style style:name="T13" style:family="text">
      <style:text-properties style:font-name="Liberation Sans" fo:font-size="12pt" style:text-underline-style="none" officeooo:rsid="103d773d" style:font-size-asian="12pt" style:font-size-complex="12pt"/>
    </style:style>
    <style:style style:name="T14" style:family="text">
      <style:text-properties style:font-name="Liberation Sans" fo:font-size="12pt" style:text-underline-style="none" officeooo:rsid="104b2bb6" style:font-size-asian="12pt" style:font-size-complex="12pt"/>
    </style:style>
    <style:style style:name="T15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officeooo:rsid="04473353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07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3" style:family="text">
      <style:text-properties fo:color="#000000" loext:opacity="100%" style:font-name="Liberation Sans" fo:font-size="12pt" style:font-size-asian="12pt" style:font-size-complex="12pt"/>
    </style:style>
    <style:style style:name="T13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officeooo:rsid="0f2e8f46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59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60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6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4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85" style:family="text">
      <style:text-properties officeooo:rsid="04473353"/>
    </style:style>
    <style:style style:name="T1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officeooo:rsid="0aace3cd"/>
    </style:style>
    <style:style style:name="T1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4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officeooo:rsid="0f95a7a0"/>
    </style:style>
    <style:style style:name="T220" style:family="text">
      <style:text-properties officeooo:rsid="0f8f58bd"/>
    </style:style>
    <style:style style:name="T221" style:family="text">
      <style:text-properties style:text-underline-style="none" officeooo:rsid="0f0ca65a" style:font-style-asian="italic" style:font-size-complex="12pt" style:font-style-complex="italic"/>
    </style:style>
    <style:style style:name="T222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1"><text:span text:style-name="T111">C</text:span><text:span text:style-name="T110">hecklist voor </text:span><text:span text:style-name="T112">de installatie</text:span><text:span text:style-name="T110"> van </text:span><text:span text:style-name="T110"><text:user-field-get text:name="Distro">Ubuntu</text:user-field-get></text:span><text:span text:style-name="T110"><text:s/></text:span><text:span text:style-name="T116"><text:user-field-get text:name="Version">24.04 LTS</text:user-field-get></text:span><text:span text:style-name="T114"><text:note text:id="ftn1" text:note-class="footnote"><text:note-citation>1</text:note-citation><text:note-body><text:p text:style-name="P44"><text:span text:style-name="T196">D</text:span><text:span text:style-name="T189">eze </text:span><text:span text:style-name="T200"><text:user-field-get text:name="Distro">Ubuntu</text:user-field-get></text:span><text:span text:style-name="T191"><text:s/></text:span><text:span text:style-name="T201"><text:user-field-get text:name="Version">24.04 LTS</text:user-field-get></text:span><text:span text:style-name="T201"><text:s/>Server</text:span><text:span text:style-name="T189"> (codenaam </text:span><text:span text:style-name="T197">noble</text:span><text:span text:style-name="T189">) van april</text:span><text:span text:style-name="T192"> </text:span><text:span text:style-name="T202"><text:user-field-get text:name="Releaseyear">2024</text:user-field-get></text:span><text:span text:style-name="T193"><text:s/></text:span><text:span text:style-name="T196">is een zogenaamde </text:span><text:span text:style-name="T189">LTS-</text:span><text:span text:style-name="T196">versie</text:span><text:span text:style-name="T189"> </text:span><text:span text:style-name="T196">(</text:span><text:span text:style-name="T189">staat voor Long-Term Support, </text:span><text:span text:style-name="T190">langetermijnondersteuning</text:span><text:span text:style-name="T196">)</text:span><text:span text:style-name="T190"> </text:span><text:span text:style-name="T198">en</text:span><text:span text:style-name="T193"> </text:span><text:span text:style-name="T189">wordt gedurende 5 jaar ondersteund tot april 202</text:span><text:span text:style-name="T197">9</text:span><text:span text:style-name="T189">, en met een </text:span><text:span text:style-name="T194">gratis persoonlijk </text:span><text:span text:style-name="T189">Ubuntu </text:span><text:span text:style-name="T195">P</text:span><text:span text:style-name="T189">ro-abonnement gedurende 1</text:span><text:span text:style-name="T199">0</text:span><text:span text:style-name="T189"> jaar tot april 203</text:span><text:span text:style-name="T197">4</text:span><text:span text:style-name="T189">.</text:span></text:p></text:note-body></text:note></text:span><text:span text:style-name="T115"><text:s/></text:span><text:span text:style-name="T117">Server</text:span><text:span text:style-name="T113">.</text:span></text:p>
      <text:p text:style-name="P54"/>
      <text:p text:style-name="P54"/>
      <text:p text:style-name="P50">Vul het tekstvak achter &lt;...&gt; in</text:p>
      <text:p text:style-name="P4"><text:span text:style-name="T20">&lt;</text:span><text:span text:style-name="T177">g</text:span><text:span text:style-name="T8">ebruiker</text:span><text:span text:style-name="T20">&gt;</text:span><text:span text:style-name="T169"><text:tab/><text:tab/></text:span><text:span text:style-name="T183"> <text:tab/><text:tab/></text:span><text:span text:style-name="T170"><draw:control text:anchor-type="as-char" svg:y="-0.4cm" draw:z-index="10" draw:name="Gebruiker 1" draw:style-name="gr2" draw:text-style-name="P69" svg:width="6.002cm" svg:height="0.5cm" draw:control="control9"><svg:title>Gebruiker</svg:title><svg:desc>Volledige naam, bijv. Jan Stek</svg:desc></draw:control></text:span><text:span text:style-name="T170"><text:tab/></text:span><text:span text:style-name="T171">b</text:span><text:span text:style-name="T212">ijv.</text:span><text:span text:style-name="T172"> </text:span><text:span text:style-name="T181">J</text:span><text:span text:style-name="T182">a</text:span><text:span text:style-name="T181">n </text:span><text:span text:style-name="T182">Jansen</text:span></text:p>
      <text:p text:style-name="P49"><text:span text:style-name="T8">&lt;</text:span><text:span text:style-name="T175">g</text:span><text:span text:style-name="T9">ebruikersnaam&gt;<text:tab/></text:span><text:span text:style-name="T174"><draw:control text:anchor-type="as-char" svg:y="-0.4cm" draw:z-index="11" draw:name="Gberuikersnaam 2" draw:style-name="gr2" draw:text-style-name="P69" svg:width="6.002cm" svg:height="0.5cm" draw:control="control10"><svg:title>Gebruikersnaam</svg:title><svg:desc>Korte naam, bijv. jan</svg:desc></draw:control></text:span><text:span text:style-name="T174"><text:tab/></text:span><text:span text:style-name="T176">b</text:span><text:span text:style-name="T215">ijv.</text:span><text:span text:style-name="T4"> </text:span><text:span text:style-name="T128">j</text:span><text:span text:style-name="T129">a</text:span><text:span text:style-name="T128">n</text:span></text:p>
      <text:p text:style-name="P2"><text:span text:style-name="T8">&lt;</text:span><text:span text:style-name="T12">comput</text:span><text:span text:style-name="T13">ernaam&gt;</text:span><text:span text:style-name="T178"><text:tab/><text:tab/></text:span><text:span text:style-name="T9"><draw:control text:anchor-type="as-char" svg:y="-0.4cm" draw:z-index="12" draw:name="Computernaam 1" draw:style-name="gr2" draw:text-style-name="P69" svg:width="6.002cm" svg:height="0.5cm" draw:control="control11"><svg:title>Computernaam</svg:title><svg:desc>Unieke naam van de computer</svg:desc></draw:control></text:span><text:span text:style-name="T9"><text:tab/></text:span><text:span text:style-name="T14">b</text:span><text:span text:style-name="T214">ijv.</text:span><text:span text:style-name="T163"> </text:span><text:span text:style-name="T167">sv</text:span><text:span text:style-name="T168">02</text:span></text:p>
      <text:p text:style-name="P4"><text:span text:style-name="T20">&lt;</text:span><text:span text:style-name="T177">g</text:span><text:span text:style-name="T8">ebruiker</text:span><text:span text:style-name="T162">&gt;<text:tab/></text:span><text:span text:style-name="T164"><text:tab/></text:span><text:span text:style-name="T183"> <text:tab/><text:tab/></text:span><text:span text:style-name="T170"><draw:control text:anchor-type="as-char" svg:y="-0.4cm" draw:z-index="13" draw:name="Gebruiker 2" draw:style-name="gr2" draw:text-style-name="P69" svg:width="6.002cm" svg:height="0.5cm" draw:control="control12"><svg:title>Gebruiker</svg:title><svg:desc>Volledige naam, bijv. Jan Stek</svg:desc></draw:control></text:span><text:span text:style-name="T170"><text:tab/></text:span><text:span text:style-name="T171">e</text:span><text:span text:style-name="T213">vt.</text:span><text:span text:style-name="T173"> extra gebruikers</text:span></text:p>
      <text:p text:style-name="P55"><text:span text:style-name="T20">&lt;</text:span><text:span text:style-name="T177">g</text:span><text:span text:style-name="T8">ebruikersnaam</text:span><text:span text:style-name="T162">&gt;<text:tab/></text:span><text:span text:style-name="T174"><draw:control text:anchor-type="as-char" svg:y="-0.4cm" draw:z-index="14" draw:name="Gberuikersnaam 1" draw:style-name="gr2" draw:text-style-name="P69" svg:width="6.002cm" svg:height="0.5cm" draw:control="control13"><svg:title>Gebruikersnaam</svg:title><svg:desc>Korte naam, bijv. jan</svg:desc></draw:control></text:span><text:span text:style-name="T174"><text:tab/></text:span><text:span text:style-name="T176">e</text:span><text:span text:style-name="T216">vt.</text:span><text:span text:style-name="T165"> </text:span><text:span text:style-name="T166">extra gebruikers</text:span></text:p>
      <text:p text:style-name="P51"><text:span text:style-name="T222">v</text:span>ervang &lt;...&gt; in deze checklist door de waarde in het tekstvak.</text:p>
      <text:p text:style-name="P3"/>
      <text:p text:style-name="P22"/>
      <text:p text:style-name="P1"><text:span text:style-name="Strong_20_Emphasis"><text:span text:style-name="T106">Nog niet op Linux?</text:span></text:span><text:span text:style-name="T123"><text:tab/></text:span><text:span text:style-name="T126">G</text:span><text:span text:style-name="T124">ebruik </text:span><text:span text:style-name="Strong_20_Emphasis"><text:span text:style-name="T130">Checklist </text:span></text:span><text:span text:style-name="Strong_20_Emphasis"><text:span text:style-name="T131">overzetten</text:span></text:span><text:span text:style-name="T124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25"> onder </text:span><text:span text:style-name="Strong_20_Emphasis"><text:span text:style-name="T107">Linux</text:span></text:span><text:span text:style-name="T121">.</text:span></text:p>
      <text:p text:style-name="P1"><text:span text:style-name="Strong_20_Emphasis"><text:span text:style-name="T108">Nieuwe installatie?</text:span></text:span><text:span text:style-name="T121"><text:tab/></text:span><text:span text:style-name="T126">B</text:span><text:span text:style-name="T121">egin bij hoofdstuk </text:span><text:span text:style-name="Strong_20_Emphasis"><text:span text:style-name="T108"><text:bookmark-ref text:reference-format="page" text:ref-name="__RefNumPara__4009_1271708128">2</text:bookmark-ref></text:span></text:span><text:span text:style-name="Strong_20_Emphasis"><text:span text:style-name="T108"><text:s text:c="2"/></text:span></text:span><text:span text:style-name="Strong_20_Emphasis"><text:span text:style-name="T109"><text:bookmark-ref text:reference-format="text" text:ref-name="__RefNumPara__4009_1271708128">Installatie uitvoeren</text:bookmark-ref></text:span></text:span><text:span text:style-name="T122">.</text:span></text:p>
      <text:p text:style-name="P17"/>
      <text:p text:style-name="P17"/>
      <text:list text:style-name="L1">
        <text:list-item>
          <text:p text:style-name="P64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5" draw:name="Vorm3_0" draw:style-name="gr1" draw:text-style-name="P6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8" draw:name="Vorm3_ 2" draw:style-name="gr1" draw:text-style-name="P68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6"><text:span text:style-name="T28">Aanmelden als </text:span><text:span text:style-name="T21">&lt;</text:span><text:span text:style-name="T179">g</text:span><text:span text:style-name="T6">ebruiker</text:span><text:span text:style-name="T21">&gt;</text:span><text:span text:style-name="T7"><text:note text:id="ftn2" text:note-class="footnote"><text:note-citation>2</text:note-citation><text:note-body><text:p text:style-name="P31"><text:span text:style-name="T56">E</text:span><text:span text:style-name="T69">v</text:span><text:span text:style-name="T70">en</text:span><text:span text:style-name="T72">t</text:span><text:span text:style-name="T73">uele </text:span><text:span text:style-name="T74">extra </text:span><text:span text:style-name="T217">gebruiker</text:span><text:span text:style-name="T67">s</text:span><text:span text:style-name="T74"> aanmelden </text:span><text:span text:style-name="T75">en dezelfde stappen uitvoeren</text:span><text:span text:style-name="T71">.</text:span></text:p></text:note-body></text:note>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5" draw:name="Vorm 3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30"/></text:span></text:p>
          </table:table-cell>
          <table:table-cell table:style-name="_31_._5f_Installatie_5f_voorbereiden.D3" office:value-type="string">
            <text:p text:style-name="P45"><text:span text:style-name="T55">Typ: </text:span><text:span text:style-name="User_20_Entry"><text:span text:style-name="T8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4" office:value-type="string">
            <text:p text:style-name="P27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5" office:value-type="string">
            <text:p text:style-name="P57"/>
          </table:table-cell>
        </table:table-row>
        <table:table-row table:style-name="_31_._5f_Installatie_5f_voorbereiden.6"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6" draw:name="Vorm 4" draw:style-name="gr1" draw:text-style-name="P6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7" draw:name="Vorm 5" draw:style-name="gr1" draw:text-style-name="P68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45"><text:span text:style-name="T55">Typ: </text:span><text:span text:style-name="User_20_Entry"><text:span text:style-name="T8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D7" office:value-type="string">
            <text:p text:style-name="P46"><text:span text:style-name="T33">Kie</text:span><text:span text:style-name="T37">s</text:span><text:span text:style-name="T33"> </text:span><text:span text:style-name="Strong_20_Emphasis"><text:span text:style-name="T89">1</text:span></text:span><text:span text:style-name="T46"> Installatie voorbereide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63"><text:bookmark-start text:name="__RefNumPara__4009_1271708128"/><text:span text:style-name="Strong_20_Emphasis"><text:span text:style-name="T127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42"><draw:control text:anchor-type="as-char" draw:z-index="2" draw:name="Vorm9" draw:style-name="gr1" draw:text-style-name="P6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8"><text:span text:style-name="T133">Start de computer op vanaf</text:span><text:span text:style-name="T133"><text:note text:id="ftn3" text:note-class="footnote"><text:note-citation>1</text:note-citation><text:note-body><text:p text:style-name="P52"><text:span text:style-name="T79">B</text:span><text:span text:style-name="T80">ootmenu/</text:span><text:span text:style-name="T79">S</text:span><text:span text:style-name="T80">etup</text:span><text:span text:style-name="T78"> via </text:span><text:span text:style-name="T76">é</text:span><text:span text:style-name="T77">é</text:span><text:span text:style-name="T79">n van de </text:span><text:span text:style-name="T81">Veelgebruikte toetsen: </text:span><text:span text:style-name="T204">Esc</text:span><text:span text:style-name="T203">, </text:span><text:span text:style-name="T204">Delete</text:span><text:span text:style-name="T203">, </text:span><text:span text:style-name="T204">F1</text:span><text:span text:style-name="T203">, </text:span><text:span text:style-name="T204">F2</text:span><text:span text:style-name="T203">, </text:span><text:span text:style-name="T204">F9</text:span><text:span text:style-name="T203">, </text:span><text:span text:style-name="T204">F10</text:span><text:span text:style-name="T203">, </text:span><text:span text:style-name="T204">F11</text:span><text:span text:style-name="T203">, of </text:span><text:span text:style-name="T204">F12</text:span></text:p></text:note-body></text:note></text:span><text:span text:style-name="T133"> </text:span><text:span text:style-name="T136">een </text:span><text:span text:style-name="T118"><text:user-field-get text:name="Distro">Ubuntu</text:user-field-get></text:span><text:span text:style-name="T132"><text:s/></text:span><text:span text:style-name="T119"><text:user-field-get text:name="Version">24.04 LTS</text:user-field-get></text:span><text:span text:style-name="T119"><text:s/></text:span><text:span text:style-name="T120">Server</text:span><text:span text:style-name="T49"> </text:span><text:span text:style-name="T50">Live</text:span><text:span text:style-name="T50"><text:note text:id="ftn4" text:note-class="footnote"><text:note-citation>2</text:note-citation><text:note-body><text:p text:style-name="P53"><text:span text:style-name="T185">Vanaf een </text:span><text:span text:style-name="T219">L</text:span><text:span text:style-name="T185">ive </text:span><text:span text:style-name="T220">USB</text:span><text:span text:style-name="T188">-stick</text:span><text:span text:style-name="T18"> </text:span><text:span text:style-name="T185">kunt u opstarten en </text:span><text:span text:style-name="T16">met </text:span><text:span text:style-name="T137"><text:user-field-get text:name="Distro">Ubuntu</text:user-field-get></text:span><text:span text:style-name="T137"><text:s/></text:span><text:span text:style-name="T185">werken zonder enige bestanden op de harde schijf te wijzigen en maakt ook installatie van </text:span><text:span text:style-name="T137"><text:user-field-get text:name="Distro">Ubuntu</text:user-field-get></text:span><text:span text:style-name="T137"><text:s/></text:span><text:span text:style-name="T185">mogelijk.</text:span></text:p></text:note-body></text:note></text:span><text:span text:style-name="T50"> </text:span><text:span text:style-name="T53">USB</text:span><text:span text:style-name="T51">-stick</text:span><text:span text:style-name="T51"><text:note text:id="ftn5" text:note-class="footnote"><text:note-citation>3</text:note-citation><text:note-body><text:p text:style-name="P47"><text:span text:style-name="T66">Maak een opstartbare USB-stick</text:span><text:span text:style-name="T62">:<text:line-break/></text:span><text:span text:style-name="T57">Download </text:span><text:span text:style-name="T58">een </text:span><text:span text:style-name="Sterk_20_accent_20_voetnoot"><text:span text:style-name="T94"><text:user-field-get text:name="Distro">Ubuntu</text:user-field-get></text:span></text:span><text:span text:style-name="Sterk_20_accent_20_voetnoot"><text:span text:style-name="T94"><text:s/></text:span></text:span><text:span text:style-name="Sterk_20_accent_20_voetnoot"><text:span text:style-name="T95">Server </text:span></text:span><text:span text:style-name="Sterk_20_accent_20_voetnoot"><text:span text:style-name="T94"><text:user-field-get text:name="Version">24.04 LTS</text:user-field-get></text:span></text:span><text:span text:style-name="T68"><text:s/></text:span><text:span text:style-name="T63">CD</text:span><text:span text:style-name="T65">-beeldbestand</text:span><text:span text:style-name="T59"> </text:span><text:span text:style-name="T60">(.iso) </text:span><text:span text:style-name="T59">vanaf </text:span><text:a xlink:type="simple" xlink:href="https://ubuntu.com/download" text:style-name="Internet_20_link" text:visited-style-name="Visited_20_Internet_20_Link"><text:span text:style-name="T187">ubuntu.com/download</text:span></text:a><text:span text:style-name="T59">.</text:span><text:span text:style-name="T61"><text:line-break/>De </text:span><text:span text:style-name="T64">ver</text:span><text:span text:style-name="T61">volgstappen staan beschreven in </text:span><text:span text:style-name="Sterk_20_accent_20_voetnoot"><text:span text:style-name="T96">Linux informatie</text:span></text:span><text:span text:style-name="T61">, te vinden op </text:span><text:a xlink:type="simple" xlink:href="https://karelzimmer.nl/" text:style-name="Internet_20_link" text:visited-style-name="Visited_20_Internet_20_Link"><text:span text:style-name="T186">karelzimmer.nl</text:span></text:a><text:span text:style-name="T61">, onder </text:span><text:span text:style-name="Sterk_20_accent_20_voetnoot"><text:span text:style-name="T96">Linux</text:span></text:span><text:span text:style-name="T61">.</text:span></text:p></text:note-body></text:note></text:span><text:span text:style-name="T5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30"/></text:span></text:p>
          </table:table-cell>
          <table:table-cell table:style-name="_32_._5f_Installatie_5f_uitvoeren.C2" office:value-type="string">
            <text:p text:style-name="P13"><text:span text:style-name="T37">Selecteer</text:span><text:span text:style-name="T26"> </text:span><text:span text:style-name="Strong_20_Emphasis"><text:span text:style-name="T92">Try or Install Ubuntu </text:span></text:span><text:span text:style-name="Strong_20_Emphasis"><text:span text:style-name="T93">Server</text:span></text:span><text:span text:style-name="T24"> </text:span><text:span text:style-name="T27">en druk op </text:span><text:span text:style-name="T39">de </text:span><text:span text:style-name="T87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0"><text:span text:style-name="Emphasis"><text:span text:style-name="T211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68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34">Kies</text:span><text:span text:style-name="T135"> </text:span><text:span text:style-name="Strong_20_Emphasis"><text:span text:style-name="T138">Nederlands</text:span></text:span><text:span text:style-name="T31"> </text:span><text:span text:style-name="T40">en druk op </text:span><text:span text:style-name="T39">de </text:span><text:span text:style-name="T88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30"><draw:control text:anchor-type="as-char" draw:z-index="6" draw:name="Vorm 1" draw:style-name="gr1" draw:text-style-name="P68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48">Bij</text:span><text:span text:style-name="T140"> </text:span><text:span text:style-name="Strong_20_Emphasis"><text:span text:style-name="T156">Profile </text:span></text:span><text:span text:style-name="Strong_20_Emphasis"><text:span text:style-name="T157">configuration</text:span></text:span><text:span text:style-name="T158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9" office:value-type="string">
            <text:p text:style-name="P10"><text:span text:style-name="T145">V</text:span><text:span text:style-name="T141">ul </text:span><text:span text:style-name="T142">in </text:span><text:span text:style-name="Strong_20_Emphasis"><text:span text:style-name="T146">Your</text:span></text:span><text:span text:style-name="Strong_20_Emphasis"><text:span text:style-name="T143"> n</text:span></text:span><text:span text:style-name="Strong_20_Emphasis"><text:span text:style-name="T144">a</text:span></text:span><text:span text:style-name="Strong_20_Emphasis"><text:span text:style-name="T146">me</text:span></text:span><text:span text:style-name="T144"> </text:span><text:span text:style-name="T221">&lt;</text:span><text:span text:style-name="T184">g</text:span><text:span text:style-name="T15">ebruiker</text:span><text:span text:style-name="T221">&gt;</text:span><text:span text:style-name="T149">, </text:span><text:span text:style-name="Strong_20_Emphasis"><text:span text:style-name="T160"><text:line-break/></text:span></text:span><text:span text:style-name="Strong_20_Emphasis"><text:span text:style-name="T146">Your server</text:span></text:span><text:span text:style-name="Strong_20_Emphasis"><text:span text:style-name="T151">'</text:span></text:span><text:span text:style-name="Strong_20_Emphasis"><text:span text:style-name="T152">s name</text:span></text:span><text:span text:style-name="T11"> &lt;</text:span><text:span text:style-name="T10">comp</text:span><text:span text:style-name="T11">uternaam&gt;</text:span><text:span text:style-name="T144">,</text:span><text:span text:style-name="Strong_20_Emphasis"><text:span text:style-name="T161"><text:line-break/></text:span></text:span><text:span text:style-name="Strong_20_Emphasis"><text:span text:style-name="T147">Pick a username</text:span></text:span><text:span text:style-name="T144"> &lt;</text:span><text:span text:style-name="T11">gebruikersnaam&gt;</text:span><text:span text:style-name="T144">,</text:span><text:span text:style-name="Strong_20_Emphasis"><text:span text:style-name="T161"><text:line-break/></text:span></text:span><text:span text:style-name="T150">g</text:span><text:span text:style-name="T139">eef tweemaal een </text:span><text:span text:style-name="Strong_20_Emphasis"><text:span text:style-name="T139">wachtwoord</text:span></text:span><text:span text:style-name="T153"> </text:span><text:span text:style-name="T154">en druk op </text:span><text:span text:style-name="T155">de </text:span><text:span text:style-name="T159">Enter</text:span><text:span text:style-name="T153">-toets.</text:span></text:p>
          </table:table-cell>
        </table:table-row>
      </table:table>
      <text:p text:style-name="P23"><text:span text:style-name="Strong_20_Emphasis"><text:span text:style-name="T43"/></text:span></text:p>
      <text:list text:continue-numbering="true" text:style-name="L1">
        <text:list-item>
          <text:p text:style-name="P62"><text:span text:style-name="Strong_20_Emphasis"><text:span text:style-name="T47">Installatie </text:span></text:span><text:span text:style-name="Strong_20_Emphasis"><text:span text:style-name="T48">afronden</text:span></text:span></text:p>
        </text:list-item>
      </text:list>
      <text:p text:style-name="P24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68" svg:width="0.35cm" svg:height="0.35cm" draw:control="control2"/></text:span></text:p>
          </table:table-cell>
          <table:table-cell table:style-name="_33_._5f_Installatie_5f_afronden.C1" office:value-type="string">
            <text:p text:style-name="P59"><text:span text:style-name="T25">Aanmelden als </text:span><text:span text:style-name="T22">&lt;</text:span><text:span text:style-name="T180">g</text:span><text:span text:style-name="T5">ebruiker</text:span><text:span text:style-name="T22">&gt;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8" draw:name="Vorm4" draw:style-name="gr1" draw:text-style-name="P6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45"><text:span text:style-name="T55">Typ: </text:span><text:span text:style-name="User_20_Entry"><text:span text:style-name="T8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4" office:value-type="string">
            <text:p text:style-name="P29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9" draw:name="Vorm 7" draw:style-name="gr1" draw:text-style-name="P68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45"><text:span text:style-name="T55">Typ: </text:span><text:span text:style-name="User_20_Entry"><text:span text:style-name="T85">kz menu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46"><text:span text:style-name="T33">Kie</text:span><text:span text:style-name="T38">s</text:span><text:span text:style-name="T34"> </text:span><text:span text:style-name="Strong_20_Emphasis"><text:span text:style-name="T90">3</text:span></text:span><text:span text:style-name="T45"> Installatie afronde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24"><text:span text:style-name="Strong_20_Emphasis"><text:span text:style-name="T25"/></text:span></text:p>
      <text:list text:continue-numbering="true" text:style-name="L1">
        <text:list-item>
          <text:p text:style-name="P65"><text:span text:style-name="Strong_20_Emphasis"><text:span text:style-name="T1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><text:span text:style-name="T42"><draw:control text:anchor-type="as-char" draw:z-index="4" draw:name="Vorm40_0" draw:style-name="gr1" draw:text-style-name="P68" svg:width="0.35cm" svg:height="0.35cm" draw:control="control3"/></text:span></text:p>
          </table:table-cell>
          <table:table-cell table:style-name="Tabel2.A1" office:value-type="string">
            <text:p text:style-name="P39"><text:span text:style-name="T42"><draw:control text:anchor-type="as-char" draw:z-index="9" draw:name="Vorm40_ 1" draw:style-name="gr1" draw:text-style-name="P68" svg:width="0.35cm" svg:height="0.35cm" draw:control="control8"/></text:span></text:p>
          </table:table-cell>
          <table:table-cell table:style-name="Tabel2.D1" office:value-type="string">
            <text:p text:style-name="P16"><text:span text:style-name="T25">Aanmelden als </text:span><text:span text:style-name="T22">&lt;</text:span><text:span text:style-name="T180">g</text:span><text:span text:style-name="T5">ebruiker</text:span><text:span text:style-name="T22">&gt;</text:span><text:span text:style-name="T35"><text:note text:id="ftn6" text:note-class="footnote"><text:note-citation>1</text:note-citation><text:note-body><text:p text:style-name="P32"><text:span text:style-name="T82">E</text:span><text:span text:style-name="T84">ventuele extra </text:span><text:span text:style-name="T218">gebruiker</text:span><text:span text:style-name="T83">s</text:span><text:span text:style-name="T84"> aanmelden en dezelfde stappen uitvoeren.</text:span></text:p></text:note-body></text:note></text:span><text:span text:style-name="T25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1"><text:span text:style-name="T54"><draw:control text:anchor-type="as-char" draw:z-index="20" draw:name="Vorm 8" draw:style-name="gr1" draw:text-style-name="P68" svg:width="0.35cm" svg:height="0.35cm" draw:control="control19"/></text:span></text:p>
          </table:table-cell>
          <table:table-cell table:style-name="Tabel2.A1" office:value-type="string">
            <text:p text:style-name="P41"><text:span text:style-name="T54"><draw:control text:anchor-type="as-char" draw:z-index="21" draw:name="Vorm 9" draw:style-name="gr1" draw:text-style-name="P68" svg:width="0.35cm" svg:height="0.35cm" draw:control="control20"/></text:span></text:p>
          </table:table-cell>
          <table:table-cell table:style-name="Tabel2.D3" office:value-type="string">
            <text:p text:style-name="P45"><text:span text:style-name="T55">Typ: </text:span><text:span text:style-name="User_20_Entry"><text:span text:style-name="T86">kz menu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33">Kie</text:span><text:span text:style-name="T38">s</text:span><text:span text:style-name="T34"> </text:span><text:span text:style-name="Strong_20_Emphasis"><text:span text:style-name="T91">4</text:span></text:span><text:span text:style-name="T44"> Gebruiker inrichten</text:span><text:span text:style-name="T31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5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11"><text:span text:style-name="T36"/></text:p>
      <text:p text:style-name="P60"/>
      <text:p text:style-name="P21"><text:span text:style-name="T98">E</text:span><text:span text:style-name="T99">inde c</text:span><text:span text:style-name="T100">hecklist, </text:span><text:span text:style-name="T101">d</text:span><text:span text:style-name="T100">e installatie van </text:span><text:span text:style-name="T104"><text:user-field-get text:name="Distro">Ubuntu</text:user-field-get></text:span><text:span text:style-name="T102"><text:s/></text:span><text:span text:style-name="T103"><text:user-field-get text:name="Version">24.04 LTS</text:user-field-get></text:span><text:span text:style-name="T103"><text:s/></text:span><text:span text:style-name="T105">Server</text:span><text:span text:style-name="T97"> </text:span><text:span text:style-name="T100">is voltooid.</text:span></text:p>
      <text:p text:style-name="P5"/>
      <text:list text:style-name="L2">
        <text:list-header>
          <text:p text:style-name="P66"><text:span text:style-name="T206">Geschreven door </text:span><text:a xlink:type="simple" xlink:href="mailto:info@karelzimmer.nl?subject=Checklist%20installatie%20Linux" text:style-name="Internet_20_link" text:visited-style-name="Visited_20_Internet_20_Link"><text:span text:style-name="T207">Karel Zimmer</text:span></text:a><text:span text:style-name="T208">.</text:span></text:p>
          <text:p text:style-name="P67"><text:span text:style-name="T210">Licentie </text:span><text:span text:style-name="T208">C</text:span><text:span text:style-name="T209">C0</text:span><text:span text:style-name="T208"> 1.0 </text:span><text:span text:style-name="T20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5"><text:s/></text:span><text:span text:style-name="T20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1-07T08:13:43.751208186">07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13:43.578068642</dc:date>
    <meta:keyword>Installatie</meta:keyword>
    <meta:keyword>Checklist</meta:keyword>
    <meta:keyword>Linux</meta:keyword>
    <meta:editing-cycles>6909</meta:editing-cycles>
    <meta:editing-duration>P12DT8H13M21S</meta:editing-duration>
    <dc:creator>Karel Zimmer</dc:creator>
    <meta:document-statistic meta:table-count="4" meta:image-count="2" meta:object-count="0" meta:page-count="4" meta:paragraph-count="62" meta:word-count="363" meta:character-count="2501" meta:non-whitespace-character-count="2170"/>
    <meta:user-defined meta:name="Info 1"/>
    <meta:user-defined meta:name="Info 2"/>
    <meta:user-defined meta:name="Info 3"/>
    <meta:user-defined meta:name="Info 4"/>
  </office:meta>
</office:document-meta>
</file>